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5-09-08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5-04-2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4-09-2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4-04-1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3-08-2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3-04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2-09-0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2-04-2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1-09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1-04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0-09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20-04-2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9-09-1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9-04-1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8-09-2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8-04-0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7-09-2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7-04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6-09-1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6-04-0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5-09-0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5-04-1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4-09-1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4-04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3-09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3-04-0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2-09-1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2-04-1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1-08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1-04-1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0-08-30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10-04-1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9-10-0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9-04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8-09-0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8-04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7-11-0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7-04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5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200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32076385904</text:p>
          </table:table-cell>
          <table:table-cell office:value-type="string" calcext:value-type="string">
            <text:p>AA Ad 102</text:p>
          </table:table-cell>
          <table:table-cell office:value-type="string" calcext:value-type="string">
            <text:p>198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52" meta:object-count="0"/>
    <meta:user-defined meta:name="AppVersion">3.0</meta:user-defined>
  </office:meta>
</office:document-meta>
</file>